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3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ssurance</text:p>
          </table:table-cell>
          <table:table-cell office:value-type="string" calcext:value-type="string">
            <text:p>règlement</text:p>
          </table:table-cell>
          <table:table-cell office:value-type="string" calcext:value-type="string">
            <text:p>charte laïcité</text:p>
          </table:table-cell>
          <table:table-cell office:value-type="string" calcext:value-type="string">
            <text:p>charte info</text:p>
          </table:table-cell>
          <table:table-cell office:value-type="string" calcext:value-type="string">
            <text:p>chèque</text:p>
          </table:table-cell>
          <table:table-cell office:value-type="string" calcext:value-type="string">
            <text:p>état manuels</text:p>
          </table:table-cell>
          <table:table-cell office:value-type="string" calcext:value-type="string">
            <text:p>bour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office:value-type="date" office:date-value="2006-02-03" calcext:value-type="date">
            <text:p>03/02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office:value-type="date" office:date-value="2006-05-29" calcext:value-type="date">
            <text:p>29/05/06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office:value-type="date" office:date-value="2006-05-20" calcext:value-type="date">
            <text:p>20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office:value-type="date" office:date-value="2006-01-10" calcext:value-type="date">
            <text:p>10/01/06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office:value-type="date" office:date-value="2006-04-03" calcext:value-type="date">
            <text:p>03/04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office:value-type="date" office:date-value="2005-07-01" calcext:value-type="date">
            <text:p>01/07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office:value-type="date" office:date-value="2006-12-28" calcext:value-type="date">
            <text:p>28/12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 office:value-type="date" office:date-value="2005-06-09" calcext:value-type="date">
            <text:p>09/06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34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office:value-type="date" office:date-value="2006-05-11" calcext:value-type="date">
            <text:p>11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office:value-type="date" office:date-value="2006-03-03" calcext:value-type="date">
            <text:p>03/03/0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f Alexand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office:value-type="date" office:date-value="2005-03-22" calcext:value-type="date">
            <text:p>22/03/05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office:value-type="date" office:date-value="2006-01-28" calcext:value-type="date">
            <text:p>28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office:value-type="date" office:date-value="2006-12-06" calcext:value-type="date">
            <text:p>06/12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6,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office:value-type="date" office:date-value="2006-07-04" calcext:value-type="date">
            <text:p>04/07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office:value-type="date" office:date-value="2006-05-08" calcext:value-type="date">
            <text:p>08/05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office:value-type="date" office:date-value="2006-06-21" calcext:value-type="date">
            <text:p>21/06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5e1" table:style-name="ta1">
        <table:table-column table:style-name="co3" table:default-cell-style-name="Default"/>
        <table:table-column table:style-name="co4" table:default-cell-style-name="ce7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OUAD Ada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NDIN Lylo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SCHIUTTI Ma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HAFFAUT Matt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HAUMONOT Mau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HEVALIER Aubra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NREAUX Guillau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A Laurène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IDIER Em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CON Thibaul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RISON Die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ELLOT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RUCA L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HURIER Jus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YORDEY É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LAMBLIN Maëly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ECLERC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EGRAS Ma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RCOUX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AUCLAIRE Thiph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NOIROT Thiba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IERRET Roman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IROT -- KRIEGER Dyl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ULAIN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OYER Evan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LVESTRE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WALTER Aloï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ZIMMERMANN Lylia</text:p>
          </table:table-cell>
          <table:table-cell office:value-type="string" calcext:value-type="string">
            <text:p>x</text:p>
          </table:table-cell>
        </table:table-row>
      </table:table>
      <table:table table:name="5e2" table:style-name="ta1">
        <table:table-column table:style-name="co3" table:default-cell-style-name="Default"/>
        <table:table-column table:style-name="co5" table:default-cell-style-name="ce7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OURRELIER Th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 Valen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UPONT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USSAUCY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MERAUX Enz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HERALIU Dari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HENRY Emm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ORIOT Li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HUOT Eme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VALLARD Lo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IGROT Lé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ANSARD L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UROY Quentin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ORTIER Juli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MULLER Camil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UTEL Cé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EREYRON Maël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ERROT--BELHADJ K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IERROT E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IEGEL Lauret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BERT Tim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OSE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USSEY Louk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TOUSSAINT Mi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NSER Nathé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VINUEZA PICUASI--MOUSSU Chay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VIPREY Er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YONKER Ilan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21:30:57.005748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6.0.7.3$Linux_X86_64 LibreOffice_project/00m0$Build-3</meta:generator>
    <dc:date>2020-09-14T22:06:53.436184817</dc:date>
    <meta:editing-duration>PT8H39M19S</meta:editing-duration>
    <meta:editing-cycles>42</meta:editing-cycles>
    <meta:document-statistic meta:table-count="3" meta:cell-count="335" meta:object-count="0"/>
  </office:meta>
</office:document-meta>
</file>